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" fo:font-size="18pt" style:text-underline-style="none" officeooo:rsid="0060cba4" officeooo:paragraph-rsid="0068fb34" style:font-size-asian="18pt" style:font-size-complex="18pt"/>
    </style:style>
    <style:style style:name="P3" style:family="paragraph" style:parent-style-name="Standard">
      <style:text-properties style:font-name="Calibri" fo:font-size="18pt" style:text-underline-style="none" officeooo:rsid="0062cae8" officeooo:paragraph-rsid="0062cae8" style:font-size-asian="18pt" style:font-size-complex="18pt"/>
    </style:style>
    <style:style style:name="P4" style:family="paragraph" style:parent-style-name="Standard">
      <style:text-properties style:font-name="Calibri" fo:font-size="18pt" style:text-underline-style="none" officeooo:rsid="0063c2a7" officeooo:paragraph-rsid="0063c2a7" style:font-size-asian="18pt" style:font-size-complex="18pt"/>
    </style:style>
    <style:style style:name="P5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3b96d"/>
    </style:style>
    <style:style style:name="P6" style:family="paragraph" style:parent-style-name="Standard">
      <style:text-properties style:font-name="Calibri" fo:font-size="18pt" style:text-underline-style="none" fo:font-weight="normal" officeooo:rsid="0067d3e9" officeooo:paragraph-rsid="0063c2a7" style:font-size-asian="18pt" style:font-weight-asian="normal" style:font-size-complex="18pt" style:font-weight-complex="normal"/>
    </style:style>
    <style:style style:name="P7" style:family="paragraph" style:parent-style-name="Standard">
      <style:text-properties style:font-name="Calibri" fo:font-size="18pt" style:text-underline-style="none" fo:font-weight="normal" officeooo:rsid="0066396d" officeooo:paragraph-rsid="0066396d" style:font-size-asian="18pt" style:font-weight-asian="normal" style:font-size-complex="18pt" style:font-weight-complex="normal"/>
    </style:style>
    <style:style style:name="P8" style:family="paragraph" style:parent-style-name="Standard">
      <style:text-properties style:font-name="Calibri" fo:font-size="18pt" style:text-underline-style="none" officeooo:rsid="0060cba4" officeooo:paragraph-rsid="006c9600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acef5" style:font-size-asian="18pt" style:font-weight-asian="bold" style:font-size-complex="18pt" style:font-weight-complex="bold"/>
    </style:style>
    <style:style style:name="T1" style:family="text">
      <style:text-properties fo:font-size="28pt" fo:font-weight="bold" officeooo:rsid="00576e4b" style:font-name-asian="Noto Sans CJK SC" style:font-size-asian="28pt" style:font-weight-asian="bold" style:font-name-complex="Lohit Devanagari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3b8ba" style:font-weight-asian="normal" style:font-weight-complex="normal"/>
    </style:style>
    <style:style style:name="T5" style:family="text">
      <style:text-properties fo:font-weight="normal" officeooo:rsid="0067d3e9" style:font-weight-asian="normal" style:font-weight-complex="normal"/>
    </style:style>
    <style:style style:name="T6" style:family="text">
      <style:text-properties fo:font-weight="normal" officeooo:rsid="0066396d" style:font-weight-asian="normal" style:font-weight-complex="normal"/>
    </style:style>
    <style:style style:name="T7" style:family="text">
      <style:text-properties officeooo:rsid="0063c2a7"/>
    </style:style>
    <style:style style:name="T8" style:family="text">
      <style:text-properties officeooo:rsid="0065ce16"/>
    </style:style>
    <style:style style:name="T9" style:family="text">
      <style:text-properties style:text-underline-style="solid" style:text-underline-width="auto" style:text-underline-color="font-color" fo:font-weight="bold" officeooo:rsid="0066396d" style:font-weight-asian="bold" style:font-weight-complex="bold"/>
    </style:style>
    <style:style style:name="T10" style:family="text">
      <style:text-properties fo:color="#3465a4" loext:opacity="100%" style:font-name="Calibri" fo:font-size="18pt" style:text-underline-style="none" fo:font-weight="normal" officeooo:rsid="0066396d" style:font-size-asian="18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Le</text:span> cours</text:p>
      <text:p text:style-name="P1"/>
      <text:p text:style-name="P1">Activité <text:s/><text:sequence text:ref-name="refDrawing0" text:name="Drawing" text:formula="ooow:Drawing+1" style:num-format="1">1</text:sequence> :</text:p>
      <text:p text:style-name="P1"/>
      <text:p text:style-name="P2"><text:span text:style-name="T6">Le soleil est une </text:span><text:span text:style-name="T9">étoile </text:span><text:span text:style-name="T6">: géante boule de gaz qui génère de la lumière.</text:span></text:p>
      <text:p text:style-name="P2">Le système solaire est composé de 8 planètes <text:span text:style-name="T7">(Mercure, Vénus, Terre, Mars, Jupiter, Saturne, Uranus, Neptune) </text:span>qui tournent autour <text:span text:style-name="T8">du</text:span> soleil.</text:p>
      <text:p text:style-name="P3">Les 4 planètes les plus proches sont <text:span text:style-name="T2">telluriques : </text:span><text:span text:style-name="T4">elles sont composées essentiellement de roche et leur surface est solide.</text:span></text:p>
      <text:p text:style-name="P4"><text:span text:style-name="T4">L</text:span><text:span text:style-name="T3">es 4 planètes les plus éloignée sont des </text:span><text:span text:style-name="T2">planètes géantes</text:span><text:span text:style-name="T3">. </text:span><text:span text:style-name="T5">Leur surface n'est pas solide. </text:span><text:span text:style-name="T3">Il en existe de deux sortes : </text:span></text:p>
      <text:p text:style-name="P4"><text:span text:style-name="T3">- </text:span><text:span text:style-name="T5">gazeuses (faites de gaz)</text:span></text:p>
      <text:p text:style-name="P6">- de glace</text:p>
      <text:p text:style-name="P7"/>
      <text:p text:style-name="P9">Activité <text:s/><text:sequence text:ref-name="refDrawing1" text:name="Drawing" text:formula="ooow:Drawing+1" style:num-format="1">2</text:sequence> :</text:p>
      <text:p text:style-name="P9"/>
      <text:p text:style-name="P8"><text:span text:style-name="T6">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4M</meta:editing-duration>
    <meta:editing-cycles>21</meta:editing-cycles>
    <meta:generator>LibreOffice/7.0.6.2$Linux_X86_64 LibreOffice_project/00$Build-2</meta:generator>
    <meta:creation-date>2021-03-22T11:32:10.256620424</meta:creation-date>
    <meta:initial-creator>J Cercy</meta:initial-creator>
    <dc:date>2021-06-23T00:17:04.531914949</dc:date>
    <dc:creator>J Cercy</dc:creator>
    <meta:document-statistic meta:table-count="0" meta:image-count="0" meta:object-count="0" meta:page-count="1" meta:paragraph-count="10" meta:word-count="95" meta:character-count="528" meta:non-whitespace-character-count="440"/>
  </office:meta>
</office:document-meta>
</file>